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2" table:default-cell-style-name="ce10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8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J2];&quot;X&quot; )" office:value-type="float" office:value="18" calcext:value-type="float">
            <text:p>18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J3];&quot;X&quot; )" office:value-type="float" office:value="16" calcext:value-type="float">
            <text:p>16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J4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J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J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J7];&quot;X&quot; )"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J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J9];&quot;X&quot; )" office:value-type="float" office:value="18" calcext:value-type="float">
            <text:p>18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J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J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J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J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J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J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J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J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J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J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J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J21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J22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J23];&quot;X&quot; )" office:value-type="float" office:value="16" calcext:value-type="float">
            <text:p>16</text:p>
          </table:table-cell>
          <table:table-cell table:number-columns-repeated="1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J2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J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J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J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J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J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J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J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J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J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J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J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J3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J37];&quot;X&quot; 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J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J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J40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J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J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J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J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J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J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J47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J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J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J50];&quot;X&quot; )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J51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J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J53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J54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J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J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J57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J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J5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J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J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J62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J6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J6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J6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J6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J67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J68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J6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J7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J7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J72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J7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J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J7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6:.AJ76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J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J7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J79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J8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J8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J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J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J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J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J8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J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J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J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J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J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J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J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J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J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J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J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J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J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J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J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J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J10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J10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J10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J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J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J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J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J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J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J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J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J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J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J116];&quot;X&quot; 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J117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J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J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J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J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J122];&quot;X&quot; 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J123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J12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J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J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J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J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J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J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J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J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J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J134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J13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J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J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J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J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J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J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J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J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J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J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J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J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J14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J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J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J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J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J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J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J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J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J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J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J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J16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J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J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J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J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J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J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J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J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J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J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J171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J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J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J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J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J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J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J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J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J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J18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J182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J183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J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J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J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J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J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J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J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J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J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J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J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J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J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J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J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J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J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J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J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J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J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J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J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J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J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J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J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J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J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J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J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J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J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J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J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J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J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J221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J222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J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J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J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J22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J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J22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J22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J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J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J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6:35:40.744796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07T16:47:38.188161677</dc:date>
    <meta:editing-duration>P1DT3H15M18S</meta:editing-duration>
    <meta:editing-cycles>56</meta:editing-cycles>
    <meta:document-statistic meta:table-count="2" meta:cell-count="1211" meta:object-count="0"/>
  </office:meta>
</office:document-meta>
</file>